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5cm" fo:min-width="2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6.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5.4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3.3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3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9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1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7cm" fo:min-width="2.5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6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1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0pt" style:font-size-asian="10pt" style:font-size-complex="10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style:font-name="Microsoft Sans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2.9cm" svg:x="1cm" svg:y="1cm">
          <text:p text:style-name="P1"><text:span text:style-name="T1">Custo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cm" svg:height="2.9cm" svg:x="1cm" svg:y="7.5cm">
          <text:p text:style-name="P1"><text:span text:style-name="T1">Bo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.9cm" svg:x="9.1cm" svg:y="11.2cm">
          <text:p text:style-name="P1"><text:span text:style-name="T1">Royalties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2.9cm" svg:x="1cm" svg:y="13.8cm">
          <text:p text:style-name="P1"><text:span text:style-name="T1">BookInvoiceIte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cm" svg:height="2.9cm" svg:x="9.1cm" svg:y="14.7cm">
          <text:p text:style-name="P1"><text:span text:style-name="T1">BookInvo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.9cm" svg:x="9cm" svg:y="6.6cm">
          <text:p text:style-name="P1"><text:span text:style-name="T1">Royal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.9cm" svg:x="9.1cm" svg:y="2.4cm">
          <text:p text:style-name="P1"><text:span text:style-name="T1">PubInvo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7.5cm" svg:x2="2.5cm" svg:y2="3.9cm">
          <text:p/>
        </draw:line>
        <draw:line draw:style-name="gr2" draw:text-style-name="P1" draw:layer="layout" svg:x1="19.3cm" svg:y1="7.3cm" svg:x2="19.2cm" svg:y2="7.4cm">
          <text:p/>
        </draw:line>
        <draw:line draw:style-name="gr2" draw:text-style-name="P1" draw:layer="layout" svg:x1="7.4cm" svg:y1="12.8cm" svg:x2="7.4cm" svg:y2="9.7cm">
          <text:p/>
        </draw:line>
        <draw:line draw:style-name="gr2" draw:text-style-name="P1" draw:layer="layout" svg:x1="7.4cm" svg:y1="9.7cm" svg:x2="4.1cm" svg:y2="9.7cm">
          <text:p/>
        </draw:line>
        <draw:line draw:style-name="gr2" draw:text-style-name="P1" draw:layer="layout" svg:x1="2.6cm" svg:y1="10.4cm" svg:x2="2.6cm" svg:y2="13.8cm">
          <text:p/>
        </draw:line>
        <draw:line draw:style-name="gr2" draw:text-style-name="P1" draw:layer="layout" svg:x1="4.1cm" svg:y1="9cm" svg:x2="5.8cm" svg:y2="9cm">
          <text:p/>
        </draw:line>
        <draw:line draw:style-name="gr2" draw:text-style-name="P1" draw:layer="layout" svg:x1="5.8cm" svg:y1="9cm" svg:x2="5.8cm" svg:y2="5cm">
          <text:p/>
        </draw:line>
        <draw:line draw:style-name="gr2" draw:text-style-name="P1" draw:layer="layout" svg:x1="9.1cm" svg:y1="5cm" svg:x2="5.8cm" svg:y2="5cm">
          <text:p/>
        </draw:line>
        <draw:line draw:style-name="gr2" draw:text-style-name="P1" draw:layer="layout" svg:x1="10.6cm" svg:y1="11.2cm" svg:x2="10.6cm" svg:y2="9.5cm">
          <text:p/>
        </draw:line>
        <draw:line draw:style-name="gr2" draw:text-style-name="P1" draw:layer="layout" svg:x1="9.1cm" svg:y1="16.2cm" svg:x2="4.6cm" svg:y2="16.2cm">
          <text:p/>
        </draw:line>
        <draw:line draw:style-name="gr2" draw:text-style-name="P1" draw:layer="layout" svg:x1="7.4cm" svg:y1="12.8cm" svg:x2="9.1cm" svg:y2="12.8cm">
          <text:p/>
        </draw:line>
        <draw:line draw:style-name="gr2" draw:text-style-name="P1" draw:layer="layout" svg:x1="9.1cm" svg:y1="3.9cm" svg:x2="4.1cm" svg:y2="3.9cm">
          <text:p/>
        </draw:line>
        <draw:line draw:style-name="gr2" draw:text-style-name="P1" draw:layer="layout" svg:x1="12.1cm" svg:y1="8.1cm" svg:x2="12.8cm" svg:y2="8.1cm">
          <text:p/>
        </draw:line>
        <draw:line draw:style-name="gr2" draw:text-style-name="P1" draw:layer="layout" svg:x1="12.8cm" svg:y1="8.1cm" svg:x2="12.8cm" svg:y2="2.1cm">
          <text:p/>
        </draw:line>
        <draw:line draw:style-name="gr2" draw:text-style-name="P1" draw:layer="layout" svg:x1="4.1cm" svg:y1="2.1cm" svg:x2="12.8cm" svg:y2="2.1cm">
          <text:p/>
        </draw:line>
        <draw:line draw:style-name="gr2" draw:text-style-name="P1" draw:layer="layout" svg:x1="12.2cm" svg:y1="16.2cm" svg:x2="14cm" svg:y2="16.2cm">
          <text:p/>
        </draw:line>
        <draw:line draw:style-name="gr2" draw:text-style-name="P1" draw:layer="layout" svg:x1="14cm" svg:y1="16.2cm" svg:x2="14cm" svg:y2="1cm">
          <text:p/>
        </draw:line>
        <draw:line draw:style-name="gr2" draw:text-style-name="P1" draw:layer="layout" svg:x1="14cm" svg:y1="1cm" svg:x2="4.1cm" svg:y2="1cm">
          <text:p/>
        </draw:line>
        <draw:frame draw:style-name="gr3" draw:text-style-name="P3" draw:layer="layout" svg:width="6.86cm" svg:height="0.653cm" svg:x="5.6cm" svg:y="0.4cm">
          <draw:text-box>
            <text:p><text:span text:style-name="T2">Customer can have lots of Book Invoices</text:span></text:p>
          </draw:text-box>
        </draw:frame>
        <draw:frame draw:style-name="gr4" draw:text-style-name="P3" draw:layer="layout" svg:width="5.993cm" svg:height="0.653cm" svg:x="5.6cm" svg:y="1.501cm">
          <draw:text-box>
            <text:p><text:span text:style-name="T2">Customer can have lots of royalties</text:span></text:p>
          </draw:text-box>
        </draw:frame>
        <draw:frame draw:style-name="gr5" draw:text-style-name="P3" draw:layer="layout" svg:width="3.863cm" svg:height="1.055cm" svg:x="5.637cm" svg:y="10.7cm">
          <draw:text-box>
            <text:p><text:span text:style-name="T2">Book can have many </text:span></text:p>
            <text:p><text:span text:style-name="T2">Royalties Items</text:span></text:p>
          </draw:text-box>
        </draw:frame>
        <draw:frame draw:style-name="gr6" draw:text-style-name="P3" draw:layer="layout" svg:width="3cm" svg:height="1.859cm" svg:x="0cm" svg:y="5.302cm">
          <draw:text-box>
            <text:p><text:span text:style-name="T2">Customer can</text:span></text:p>
            <text:p><text:span text:style-name="T2"><text:s/></text:span><text:span text:style-name="T2">have many books</text:span></text:p>
          </draw:text-box>
        </draw:frame>
        <draw:frame draw:style-name="gr7" draw:text-style-name="P3" draw:layer="layout" svg:width="3.77cm" svg:height="1.055cm" svg:x="2.5cm" svg:y="12.002cm">
          <draw:text-box>
            <text:p><text:span text:style-name="T2">Book can have many</text:span></text:p>
            <text:p><text:span text:style-name="T2">Book Invoice Items</text:span></text:p>
          </draw:text-box>
        </draw:frame>
        <draw:frame draw:style-name="gr8" draw:text-style-name="P3" draw:layer="layout" svg:width="3.719cm" svg:height="1.055cm" svg:x="10.5cm" svg:y="9.802cm">
          <draw:text-box>
            <text:p><text:span text:style-name="T2">Royalties consist of</text:span></text:p>
            <text:p><text:span text:style-name="T2">many royalties items</text:span></text:p>
          </draw:text-box>
        </draw:frame>
        <draw:frame draw:style-name="gr9" draw:text-style-name="P3" draw:layer="layout" svg:width="2.576cm" svg:height="1.055cm" svg:x="6.2cm" svg:y="5.202cm">
          <draw:text-box>
            <text:p><text:span text:style-name="T2">Book has </text:span></text:p>
            <text:p><text:span text:style-name="T2">1 pub invoice</text:span></text:p>
          </draw:text-box>
        </draw:frame>
        <draw:frame draw:style-name="gr10" draw:text-style-name="P3" draw:layer="layout" svg:width="2.686cm" svg:height="1.457cm" svg:x="5.6cm" svg:y="2.947cm">
          <draw:text-box>
            <text:p><text:span text:style-name="T2">Customer can</text:span></text:p>
            <text:p><text:span text:style-name="T2">have many</text:span></text:p>
            <text:p><text:span text:style-name="T2">Pub Invoices</text:span></text:p>
          </draw:text-box>
        </draw:frame>
        <draw:frame draw:style-name="gr11" draw:text-style-name="P3" draw:layer="layout" svg:width="3.406cm" svg:height="1.457cm" svg:x="5.644cm" svg:y="15.647cm">
          <draw:text-box>
            <text:p><text:span text:style-name="T2">A book invoice</text:span></text:p>
            <text:p><text:span text:style-name="T2">consists of many</text:span></text:p>
            <text:p><text:span text:style-name="T2">book invoice items</text:span></text:p>
          </draw:text-box>
        </draw:frame>
        <draw:frame draw:style-name="gr12" draw:text-style-name="P3" draw:layer="layout" svg:width="1.124cm" svg:height="0.653cm" svg:x="2.476cm" svg:y="6.9cm">
          <draw:text-box>
            <text:p><text:span text:style-name="T2">1...*</text:span></text:p>
          </draw:text-box>
        </draw:frame>
        <draw:frame draw:style-name="gr13" draw:text-style-name="P3" draw:layer="layout" svg:width="0.697cm" svg:height="0.653cm" svg:x="2.476cm" svg:y="3.847cm">
          <draw:text-box>
            <text:p><text:span text:style-name="T2">1</text:span></text:p>
          </draw:text-box>
        </draw:frame>
        <draw:frame draw:style-name="gr12" draw:text-style-name="P3" draw:layer="layout" svg:width="1.124cm" svg:height="0.653cm" svg:x="1.576cm" svg:y="13.2cm">
          <draw:text-box>
            <text:p><text:span text:style-name="T2">1...*</text:span></text:p>
          </draw:text-box>
        </draw:frame>
        <draw:frame draw:style-name="gr13" draw:text-style-name="P3" draw:layer="layout" svg:width="0.697cm" svg:height="0.653cm" svg:x="2.003cm" svg:y="10.447cm">
          <draw:text-box>
            <text:p><text:span text:style-name="T2">1</text:span></text:p>
          </draw:text-box>
        </draw:frame>
        <draw:frame draw:style-name="gr13" draw:text-style-name="P3" draw:layer="layout" svg:width="0.697cm" svg:height="0.653cm" svg:x="8.503cm" svg:y="4.3cm">
          <draw:text-box>
            <text:p><text:span text:style-name="T2">1</text:span></text:p>
          </draw:text-box>
        </draw:frame>
        <draw:frame draw:style-name="gr13" draw:text-style-name="P3" draw:layer="layout" svg:width="1.124cm" svg:height="0.653cm" svg:x="8.203cm" svg:y="3.147cm">
          <draw:text-box>
            <text:p><text:span text:style-name="T2">1...*</text:span></text:p>
          </draw:text-box>
        </draw:frame>
        <draw:frame draw:style-name="gr14" draw:text-style-name="P3" draw:layer="layout" svg:width="0.697cm" svg:height="0.653cm" svg:x="4.2cm" svg:y="3.2cm">
          <draw:text-box>
            <text:p><text:span text:style-name="T2">1</text:span></text:p>
          </draw:text-box>
        </draw:frame>
        <draw:frame draw:style-name="gr13" draw:text-style-name="P3" draw:layer="layout" svg:width="0.697cm" svg:height="0.653cm" svg:x="4.1cm" svg:y="9.9cm">
          <draw:text-box>
            <text:p><text:span text:style-name="T2">1</text:span></text:p>
          </draw:text-box>
        </draw:frame>
        <draw:frame draw:style-name="gr13" draw:text-style-name="P3" draw:layer="layout" svg:width="0.697cm" svg:height="0.653cm" svg:x="4.1cm" svg:y="8.3cm">
          <draw:text-box>
            <text:p><text:span text:style-name="T2">1</text:span></text:p>
          </draw:text-box>
        </draw:frame>
        <draw:frame draw:style-name="gr14" draw:text-style-name="P3" draw:layer="layout" svg:width="1.124cm" svg:height="0.653cm" svg:x="7.976cm" svg:y="13.1cm">
          <draw:text-box>
            <text:p><text:span text:style-name="T2">1...*</text:span></text:p>
          </draw:text-box>
        </draw:frame>
        <draw:frame draw:style-name="gr12" draw:text-style-name="P3" draw:layer="layout" svg:width="1.124cm" svg:height="0.653cm" svg:x="4.5cm" svg:y="15.6cm">
          <draw:text-box>
            <text:p><text:span text:style-name="T2">1...*</text:span></text:p>
          </draw:text-box>
        </draw:frame>
        <draw:frame draw:style-name="gr13" draw:text-style-name="P3" draw:layer="layout" svg:width="0.697cm" svg:height="0.653cm" svg:x="8.403cm" svg:y="15.547cm">
          <draw:text-box>
            <text:p><text:span text:style-name="T2">1</text:span></text:p>
          </draw:text-box>
        </draw:frame>
        <draw:frame draw:style-name="gr14" draw:text-style-name="P3" draw:layer="layout" svg:width="0.697cm" svg:height="0.653cm" svg:x="4.003cm" svg:y="1.647cm">
          <draw:text-box>
            <text:p><text:span text:style-name="T2">1</text:span></text:p>
          </draw:text-box>
        </draw:frame>
        <draw:frame draw:style-name="gr14" draw:text-style-name="P3" draw:layer="layout" svg:width="0.697cm" svg:height="0.653cm" svg:x="4.103cm" svg:y="0.347cm">
          <draw:text-box>
            <text:p><text:span text:style-name="T2">1</text:span></text:p>
          </draw:text-box>
        </draw:frame>
        <draw:frame draw:style-name="gr12" draw:text-style-name="P3" draw:layer="layout" svg:width="1.124cm" svg:height="0.653cm" svg:x="12.176cm" svg:y="8.1cm">
          <draw:text-box>
            <text:p><text:span text:style-name="T2">1...*</text:span></text:p>
          </draw:text-box>
        </draw:frame>
        <draw:frame draw:style-name="gr12" draw:text-style-name="P3" draw:layer="layout" svg:width="1.124cm" svg:height="0.653cm" svg:x="12.1cm" svg:y="16.447cm">
          <draw:text-box>
            <text:p><text:span text:style-name="T2">1...*</text:span></text:p>
          </draw:text-box>
        </draw:frame>
        <draw:frame draw:style-name="gr13" draw:text-style-name="P3" draw:layer="layout" svg:width="0.697cm" svg:height="0.653cm" svg:x="10.074cm" svg:y="9.439cm">
          <draw:text-box>
            <text:p><text:span text:style-name="T2">1</text:span></text:p>
          </draw:text-box>
        </draw:frame>
        <draw:frame draw:style-name="gr12" draw:text-style-name="P3" draw:layer="layout" svg:width="1.124cm" svg:height="0.653cm" svg:x="10.676cm" svg:y="10.647cm">
          <draw:text-box>
            <text:p><text:span text:style-name="T2">1.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5:27:54.899000000</meta:creation-date>
    <dc:date>2015-01-11T18:38:58.613000000</dc:date>
    <meta:editing-duration>PT45M32S</meta:editing-duration>
    <meta:editing-cycles>8</meta:editing-cycles>
    <meta:generator>LibreOffice/4.3.2.2$Windows_x86 LibreOffice_project/edfb5295ba211bd31ad47d0bad0118690f76407d</meta:generator>
    <meta:document-statistic meta:object-count="52"/>
  </office:meta>
</office:document-meta>
</file>